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tarSymbol" svg:font-family="StarSymbol" style:font-pitch="variable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Bahnschrift" fo:language="pt" fo:country="BR"/>
    </style:style>
    <style:style style:name="P2" style:family="paragraph" style:parent-style-name="Text_20_body">
      <style:paragraph-properties fo:text-align="justify" style:justify-single-word="false"/>
      <style:text-properties style:font-name="Bahnschrift" fo:language="pt" fo:country="BR"/>
    </style:style>
    <style:style style:name="P3" style:family="paragraph" style:parent-style-name="Text_20_body">
      <style:paragraph-properties fo:text-align="justify" style:justify-single-word="false"/>
      <style:text-properties style:font-name="Bahnschrift" fo:language="pt" fo:country="BR" officeooo:paragraph-rsid="0011e833"/>
    </style:style>
    <style:style style:name="P4" style:family="paragraph" style:parent-style-name="Text_20_body">
      <style:paragraph-properties fo:text-align="justify" style:justify-single-word="false"/>
      <style:text-properties style:font-name="Bahnschrift" fo:language="pt" fo:country="BR" officeooo:paragraph-rsid="000f6e4b"/>
    </style:style>
    <style:style style:name="P5" style:family="paragraph" style:parent-style-name="Text_20_body">
      <style:paragraph-properties fo:text-align="justify" style:justify-single-word="false"/>
      <style:text-properties style:font-name="Bahnschrift" fo:language="pt" fo:country="BR" officeooo:paragraph-rsid="00273c3e"/>
    </style:style>
    <style:style style:name="P6" style:family="paragraph" style:parent-style-name="Text_20_body">
      <style:paragraph-properties fo:text-align="justify" style:justify-single-word="false"/>
      <style:text-properties style:font-name="Bahnschrift" fo:language="pt" fo:country="BR" officeooo:rsid="0024121e" officeooo:paragraph-rsid="0024121e"/>
    </style:style>
    <style:style style:name="P7" style:family="paragraph" style:parent-style-name="Heading_20_1">
      <style:paragraph-properties fo:text-align="justify" style:justify-single-word="false"/>
      <style:text-properties style:font-name="Bahnschrift" fo:language="pt" fo:country="BR"/>
    </style:style>
    <style:style style:name="P8" style:family="paragraph" style:parent-style-name="Heading_20_2">
      <style:paragraph-properties fo:text-align="justify" style:justify-single-word="false"/>
      <style:text-properties style:font-name="Bahnschrift" fo:language="pt" fo:country="BR"/>
    </style:style>
    <style:style style:name="T1" style:family="text">
      <style:text-properties officeooo:rsid="000e769e"/>
    </style:style>
    <style:style style:name="T2" style:family="text">
      <style:text-properties officeooo:rsid="000fe911"/>
    </style:style>
    <style:style style:name="T3" style:family="text">
      <style:text-properties officeooo:rsid="0011e833"/>
    </style:style>
    <style:style style:name="T4" style:family="text">
      <style:text-properties officeooo:rsid="0012619c"/>
    </style:style>
    <style:style style:name="T5" style:family="text">
      <style:text-properties style:font-name-asian="StarSymbol" style:font-name-complex="StarSymbol"/>
    </style:style>
    <style:style style:name="T6" style:family="text">
      <style:text-properties officeooo:rsid="0013055f"/>
    </style:style>
    <style:style style:name="T7" style:family="text">
      <style:text-properties officeooo:rsid="00142c0b"/>
    </style:style>
    <style:style style:name="T8" style:family="text">
      <style:text-properties officeooo:rsid="00143133"/>
    </style:style>
    <style:style style:name="T9" style:family="text">
      <style:text-properties officeooo:rsid="00198921"/>
    </style:style>
    <style:style style:name="T10" style:family="text">
      <style:text-properties officeooo:rsid="001a5799"/>
    </style:style>
    <style:style style:name="T11" style:family="text">
      <style:text-properties officeooo:rsid="001a6963"/>
    </style:style>
    <style:style style:name="T12" style:family="text">
      <style:text-properties officeooo:rsid="001c017a"/>
    </style:style>
    <style:style style:name="T13" style:family="text">
      <style:text-properties officeooo:rsid="00206c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TERMO DE ACEITE PARA TRATAMENTO DE DADOS PESSOAIS</text:h>
      <text:p text:style-name="P1"/>
      <text:p text:style-name="P2">Este termo visa o registro do consentimento livre, informado e inequívoco pela qual o usuário concorda com o tratamento de seus dados pessoais e dados pessoais sensíveis referentes à saúde para finalidades específicas de pesquisa, em cumprimento às disposições da Lei nº 13.709/2018 – Lei Geral de Proteção de Dados Pessoais (LGPD).</text:p>
      <text:p text:style-name="P2"/>
      <text:p text:style-name="P5">Ao aceitar o presente termo, o usuário consente e concorda que a Universidade Federal do Amapá (UNIFAP<text:span text:style-name="T2">)</text:span> Instituição de Educação Superior (IES<text:span text:style-name="T9">)</text:span> localizada na Rod<text:span text:style-name="T12">ovia</text:span> Josmar Chaves Pinto, km 02 - Jardim Marco Zero, Curso de Farmácia – Laboratório de Análises de clínicas 2, <text:span text:style-name="T9">CEP</text:span><text:span text:style-name="T10"> nº </text:span>68.903-419, <text:span text:style-name="T11">endereço de e-mail </text:span><text:a xlink:type="simple" xlink:href="mailto:madson@unifap.br" text:style-name="Internet_20_link" text:visited-style-name="Visited_20_Internet_20_Link"><text:span text:style-name="T11">madson@unifap.br</text:span></text:a><text:span text:style-name="T11">, </text:span>no município de Macapá, no estado do Amapá, mantida pela Fundação Universidade Federal do Amapá, pessoa jurídica de direito público – Federal, inscrita no Cadastro Nacional da Pessoa Jurídica (CNPJ) sob o nº 34.868.257/0001-81, com sede no mesmo endereço da mantida, doravante denominada Controlador, tome decisões referentes ao tratamento de seus dados pessoais, bem como realize o tratamento de seus dados pessoais e dados pessoais sensíveis de saúde, envolvendo operações como as que se referem a coleta, produção, recepção, classificação, utilização, acesso, reprodução, transmissão, distribuição, processamento, arquivamento, armazenamento, eliminação, avaliação ou controle da informação, modificação, comunicação, transferência, difusão ou extração.</text:p>
      <text:p text:style-name="P1"/>
      <text:h text:style-name="P8" text:outline-level="2">Dados pessoais e dados pessoais sensíveis</text:h>
      <text:p text:style-name="P2">O Controlador fica autorizado a tomar decisões referentes ao tratamento e a realizar o tratamento dos seguintes dados pessoais do Titular:</text:p>
      <text:p text:style-name="P2"><text:span text:style-name="T5">•</text:span><text:tab/>Nome completo</text:p>
      <text:p text:style-name="P2"><text:span text:style-name="T5">•</text:span><text:tab/>Data de nascimento</text:p>
      <text:p text:style-name="P2"><text:span text:style-name="T5">•</text:span><text:tab/>Sexo</text:p>
      <text:p text:style-name="P2"><text:span text:style-name="T5">•</text:span><text:tab/>Escolaridade</text:p>
      <text:p text:style-name="P2"><text:span text:style-name="T5">•</text:span><text:tab/>Profissão</text:p>
      <text:p text:style-name="P2"><text:span text:style-name="T5">•</text:span><text:tab/>Peso atual</text:p>
      <text:p text:style-name="P2"><text:span text:style-name="T5">•</text:span><text:tab/>Altura</text:p>
      <text:p text:style-name="P3"><text:span text:style-name="T5">•</text:span><text:tab/>Conhecimento de Práticas Integrativas e Complementares em Saúde </text:p>
      <text:p text:style-name="P3"><text:span text:style-name="T5">•</text:span><text:tab/><text:span text:style-name="T3">Questões</text:span> de saúde específic<text:span text:style-name="T3">a</text:span>s: ansiedade, depressão, dor e tabagismo/<text:span text:style-name="T13">cessação tabágica</text:span></text:p>
      <text:p text:style-name="P4"><text:span text:style-name="T5">•</text:span><text:tab/>Dados sobre a intensidade, frequência e início do tabagismo/<text:span text:style-name="T4">cessação tabágica</text:span> </text:p>
      <text:p text:style-name="P4"><text:span text:style-name="T5">•</text:span><text:tab/>Dados sobre uso de medicamentos e quais medicamentos faz uso </text:p>
      <text:p text:style-name="P4"><text:soft-page-break/><text:span text:style-name="T5">•</text:span><text:tab/>Dados complementares de saúde julgados necessário para fins de pesquisa e tratamento com Práticas Integrativas e Complementares em Saúde</text:p>
      <text:p text:style-name="P2"><text:span text:style-name="T5">•</text:span><text:tab/>Resultados e pontuações alcançadas em questionários sobre ansiedade, depressão, dores e tabagismo/<text:span text:style-name="T12">cessação tabágica</text:span>, assim como apontamentos julgados necessários no momento da aplicação desses questionários</text:p>
      <text:p text:style-name="P1"/>
      <text:h text:style-name="P8" text:outline-level="2">Finalidades do Tratamento dos Dados</text:h>
      <text:p text:style-name="P2">O tratamento dos dados pessoais listados neste termo tem as seguintes finalidades:</text:p>
      <text:p text:style-name="P1"/>
      <text:p text:style-name="P2"><text:span text:style-name="T5">•</text:span><text:tab/>Possibilitar que o Controlador identifique o titular e levante dados para a condução de pesquisas sobre a aplicação de Práticas Integrativas e Complementares em Saúde (PICS) e seus efeitos sobre a saúde, em especial sobre ansiedade, depressão e tabagismo/<text:span text:style-name="T4">cessação tabágica</text:span>, condições cujos níveis serão mensurados por meio de aplicação de questionários sobre o Titular, durante atendimentos a serem realizados na unidade básica de saúde da Universidade Federal do Amapá (UNIFAP) ou no Laboratório de Análises Clínicas <text:span text:style-name="T4">2</text:span> (LAC-<text:span text:style-name="T4">2</text:span>) do Curso de Farmácia da UNIFAP.</text:p>
      <text:p text:style-name="P1"/>
      <text:p text:style-name="P2"><text:span text:style-name="T5">•</text:span><text:tab/>Possibilitar que o Controlador possa realizar estatísticas e levantamento de dados anonimizados e análises de tendência e regressão linear, para a finalidade exclusiva e pesquisa sobre o impacto da aplicação de Práticas Integrativas e Complementares em Saúde (PICS).</text:p>
      <text:p text:style-name="P1"/>
      <text:h text:style-name="P8" text:outline-level="2">Compartilhamento de Dados</text:h>
      <text:p text:style-name="P2">O Controlador não compartilhará os dados pessoais do Titular com outros agentes de tratamento de dados, exceto caso isso seja indispensável ao cumprimento das finalidades listadas neste termo, com o propósito exclusivo de pesquisa, <text:span text:style-name="T6">excluídas finalidades comerciais,</text:span> observados os princípios e as garantias estabelecidas pela Lei nº 13.709/2018.</text:p>
      <text:p text:style-name="P1"/>
      <text:h text:style-name="P8" text:outline-level="2">Segurança dos Dados</text:h>
      <text:p text:style-name="P2">O Controlador responsabiliza-se pela manutenção de medidas <text:span text:style-name="T7">mínimas</text:span><text:span text:style-name="T8"> </text:span>de segurança, <text:span text:style-name="T13">que estejam ao seu alcance e capacidade técnica,</text:span> aptas a proteger os dados pessoais de acessos não autorizados e de situações acidentais ou ilícitas de destruição, perda, alteração, comunicação ou qualquer forma de tratamento inadequado ou ilícito.</text:p>
      <text:p text:style-name="P1"/>
      <text:p text:style-name="P6"><text:span text:style-name="T1">Em</text:span> conformidade ao art. 48 da Lei nº 13.709/2018, o Controlador comunicará ao Titular e à Autoridade Nacional de Proteção de Dados (ANPD) a ocorrência de incidente de segurança que possa acarretar risco ou dano relevante ao Titular.</text:p>
      <text:p text:style-name="P1"/>
      <text:h text:style-name="P8" text:outline-level="2"><text:soft-page-break/>Término do Tratamento dos Dados</text:h>
      <text:p text:style-name="P2">O Controlador poderá manter e tratar os dados pessoais do Titular durante todo o período em que os mesmos forem pertinentes ao alcance das finalidades listadas neste termo. Dados pessoais anonimizados, sem possibilidade de associação ao indivíduo, poderão ser mantidos por período indefinido.</text:p>
      <text:p text:style-name="P1"/>
      <text:p text:style-name="P2"><text:span text:style-name="T1">O</text:span> Titular poderá solicitar via e-mail ou mensagem ao Controlador, a qualquer momento, que sejam eliminados os dados pessoais não anonimizados do Titular.</text:p>
      <text:p text:style-name="P1"/>
      <text:h text:style-name="P8" text:outline-level="2">Direitos do Titular</text:h>
      <text:p text:style-name="P2">O Titular tem direito a obter do Controlador, em relação aos dados por ele tratados, a qualquer momento e mediante requisição: I – confirmação da existência de tratamento; II – acesso aos dados; III – correção de dados incompletos, inexatos ou desatualizados; IV – anonimização, bloqueio ou eliminação de dados desnecessários, excessivos ou tratados em desconformidade com o disposto na Lei nº 13.709/2018; V – portabilidade dos dados a outro fornecedor de serviço ou produto, mediante requisição expressa, de acordo com a regulamentação da autoridade nacional, observados os segredos comercial e industrial; VI – eliminação dos dados pessoais tratados com o consentimento do titular, exceto nas hipóteses previstas no art. 16 da Lei nº 13.709/2018; VII – informação das entidades públicas e privadas com as quais o controlador realizou uso compartilhado de dados; VIII – informação sobre a possibilidade de não fornecer consentimento e sobre as consequências da negativa; IX – revogação do consentimento, nos termos do § 5º do art. 8º da Lei nº 13.709/2018.</text:p>
      <text:p text:style-name="P1"/>
      <text:h text:style-name="P8" text:outline-level="2">Direito de Revogação do Consentimento</text:h>
      <text:p text:style-name="P2">Este consentimento poderá ser revogado pelo usuário, a qualquer momento, mediante solicitação via e-mail ou mensagem ao Controlado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tarSymbol" svg:font-family="StarSymbo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08T19:38:27.189000000</meta:creation-date>
    <dc:date>2022-02-08T22:12:02.930000000</dc:date>
    <meta:editing-duration>PT38M39S</meta:editing-duration>
    <meta:editing-cycles>18</meta:editing-cycles>
    <meta:generator>LibreOffice/7.3.0.3$MacOSX_X86_64 LibreOffice_project/0f246aa12d0eee4a0f7adcefbf7c878fc2238db3</meta:generator>
    <meta:document-statistic meta:table-count="0" meta:image-count="0" meta:object-count="0" meta:page-count="3" meta:paragraph-count="34" meta:word-count="874" meta:character-count="5990" meta:non-whitespace-character-count="5135"/>
  </office:meta>
</office:document-meta>
</file>